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5.944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/>
      <style:text-properties style:text-position=""/>
    </style:style>
    <style:style style:name="ce2" style:family="table-cell" style:parent-style-name="Default">
      <style:table-cell-properties fo:background-color="#33cc66"/>
      <style:text-properties style:text-position=""/>
    </style:style>
    <style:style style:name="ce3" style:family="table-cell" style:parent-style-name="Default">
      <style:text-properties style:text-position="" style:font-name="Arial" style:font-name-asian="WenQuanYi Micro Hei" style:font-name-complex="Lohit Hindi"/>
    </style:style>
    <style:style style:name="ce4" style:family="table-cell" style:parent-style-name="Default">
      <style:table-cell-properties fo:background-color="#0000ff"/>
      <style:text-properties style:text-position=""/>
    </style:style>
    <style:style style:name="ce5" style:family="table-cell" style:parent-style-name="Default">
      <style:table-cell-properties fo:background-color="#00ff00"/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MY LIST</text:p>
          </table:table-cell>
          <table:table-cell/>
          <table:table-cell office:value-type="string">
            <text:p>FTSE100</text:p>
          </table:table-cell>
          <table:table-cell table:style-name="Default" office:value-type="string">
            <text:p>SQL DB</text:p>
          </table:table-cell>
          <table:table-cell office:value-type="string">
            <text:p>MY LIST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Aberdeen asset management</text:p>
          </table:table-cell>
          <table:table-cell/>
          <table:table-cell office:value-type="string">
            <text:p>aberdeen asset management</text:p>
          </table:table-cell>
          <table:table-cell office:value-type="string">
            <text:p><text:s/>Aberdeen Asset Management Plc <text:s/></text:p>
          </table:table-cell>
          <table:table-cell office:value-type="string">
            <text:p>Aberdeen asset management</text:p>
          </table:table-cell>
          <table:table-cell office:value-type="float" office:value="1.86141568168871">
            <text:p>1.8614156817</text:p>
          </table:table-cell>
          <table:table-cell/>
        </table:table-row>
        <table:table-row table:style-name="ro4">
          <table:table-cell/>
          <table:table-cell office:value-type="string">
            <text:p>admiral group</text:p>
          </table:table-cell>
          <table:table-cell/>
          <table:table-cell office:value-type="string">
            <text:p>admiral group</text:p>
          </table:table-cell>
          <table:table-cell office:value-type="string">
            <text:p>| Admiral Group Plc <text:s text:c="13"/></text:p>
          </table:table-cell>
          <table:table-cell office:value-type="string">
            <text:p>admiral group</text:p>
          </table:table-cell>
          <table:table-cell office:value-type="float" office:value="0.567717323945575">
            <text:p>0.5677173239</text:p>
          </table:table-cell>
          <table:table-cell/>
        </table:table-row>
        <table:table-row table:style-name="ro4">
          <table:table-cell/>
          <table:table-cell office:value-type="string">
            <text:p>aggreko</text:p>
          </table:table-cell>
          <table:table-cell/>
          <table:table-cell office:value-type="string">
            <text:p>aggreko</text:p>
          </table:table-cell>
          <table:table-cell office:value-type="string">
            <text:p>| Aggreko <text:s text:c="23"/></text:p>
          </table:table-cell>
          <table:table-cell office:value-type="string">
            <text:p>aggreko</text:p>
          </table:table-cell>
          <table:table-cell office:value-type="float" office:value="0.906166182636516">
            <text:p>0.9061661826</text:p>
          </table:table-cell>
          <table:table-cell/>
        </table:table-row>
        <table:table-row table:style-name="ro4">
          <table:table-cell/>
          <table:table-cell table:style-name="ce1" office:value-type="string">
            <text:p>amec</text:p>
          </table:table-cell>
          <table:table-cell/>
          <table:table-cell table:style-name="ce2" office:value-type="string">
            <text:p>ashtead</text:p>
          </table:table-cell>
          <table:table-cell office:value-type="string">
            <text:p>| AMEC Plc <text:s text:c="22"/></text:p>
          </table:table-cell>
          <table:table-cell table:style-name="ce1" office:value-type="string">
            <text:p>amec</text:p>
          </table:table-cell>
          <table:table-cell office:value-type="float" office:value="0.775427138534231">
            <text:p>0.7754271385</text:p>
          </table:table-cell>
          <table:table-cell/>
        </table:table-row>
        <table:table-row table:style-name="ro4">
          <table:table-cell/>
          <table:table-cell office:value-type="string">
            <text:p>anglo american</text:p>
          </table:table-cell>
          <table:table-cell/>
          <table:table-cell office:value-type="string">
            <text:p>anglo american</text:p>
          </table:table-cell>
          <table:table-cell office:value-type="string">
            <text:p>| Anglo American Plc <text:s text:c="12"/>|</text:p>
          </table:table-cell>
          <table:table-cell office:value-type="string">
            <text:p>anglo american</text:p>
          </table:table-cell>
          <table:table-cell office:value-type="float" office:value="1.60838637424194">
            <text:p>1.6083863742</text:p>
          </table:table-cell>
          <table:table-cell/>
        </table:table-row>
        <table:table-row table:style-name="ro4">
          <table:table-cell/>
          <table:table-cell office:value-type="string">
            <text:p>antofagasta</text:p>
          </table:table-cell>
          <table:table-cell/>
          <table:table-cell office:value-type="string">
            <text:p>antofagasta</text:p>
          </table:table-cell>
          <table:table-cell office:value-type="string">
            <text:p>| Antofagasta <text:s text:c="19"/>|</text:p>
          </table:table-cell>
          <table:table-cell office:value-type="string">
            <text:p>antofagasta</text:p>
          </table:table-cell>
          <table:table-cell office:value-type="float" office:value="1.2860471698867">
            <text:p>1.2860471699</text:p>
          </table:table-cell>
          <table:table-cell/>
        </table:table-row>
        <table:table-row table:style-name="ro2">
          <table:table-cell/>
          <table:table-cell office:value-type="string">
            <text:p>arm holdings</text:p>
          </table:table-cell>
          <table:table-cell/>
          <table:table-cell office:value-type="string">
            <text:p>arm holdings</text:p>
          </table:table-cell>
          <table:table-cell office:value-type="string">
            <text:p>| ARM Holdings <text:s text:c="18"/>|</text:p>
          </table:table-cell>
          <table:table-cell office:value-type="string">
            <text:p>arm holdings</text:p>
          </table:table-cell>
          <table:table-cell office:value-type="float" office:value="1.41261802923307">
            <text:p>1.4126180292</text:p>
          </table:table-cell>
          <table:table-cell/>
        </table:table-row>
        <table:table-row table:style-name="ro4">
          <table:table-cell/>
          <table:table-cell office:value-type="string">
            <text:p>associated british foods plc</text:p>
          </table:table-cell>
          <table:table-cell/>
          <table:table-cell office:value-type="string">
            <text:p>associated british foods</text:p>
          </table:table-cell>
          <table:table-cell office:value-type="string">
            <text:p>| Associated British Foods Plc <text:s text:c="2"/>|</text:p>
          </table:table-cell>
          <table:table-cell office:value-type="string">
            <text:p>associated british foods plc</text:p>
          </table:table-cell>
          <table:table-cell office:value-type="float" office:value="0.819480559032385">
            <text:p>0.819480559</text:p>
          </table:table-cell>
          <table:table-cell/>
        </table:table-row>
        <table:table-row table:style-name="ro4">
          <table:table-cell/>
          <table:table-cell office:value-type="string">
            <text:p>astrazeneca</text:p>
          </table:table-cell>
          <table:table-cell/>
          <table:table-cell office:value-type="string">
            <text:p>astrazeneca</text:p>
          </table:table-cell>
          <table:table-cell office:value-type="string">
            <text:p>| AstraZeneca Plc <text:s text:c="15"/>|</text:p>
          </table:table-cell>
          <table:table-cell office:value-type="string">
            <text:p>astrazeneca</text:p>
          </table:table-cell>
          <table:table-cell office:value-type="float" office:value="0.881700639322159">
            <text:p>0.8817006393</text:p>
          </table:table-cell>
          <table:table-cell/>
        </table:table-row>
        <table:table-row table:style-name="ro4">
          <table:table-cell/>
          <table:table-cell office:value-type="string">
            <text:p>aviva</text:p>
          </table:table-cell>
          <table:table-cell/>
          <table:table-cell office:value-type="string">
            <text:p>aviva</text:p>
          </table:table-cell>
          <table:table-cell office:value-type="string">
            <text:p>| Aviva Plc <text:s text:c="21"/>|</text:p>
          </table:table-cell>
          <table:table-cell office:value-type="string">
            <text:p>aviva</text:p>
          </table:table-cell>
          <table:table-cell office:value-type="float" office:value="1.127177164204">
            <text:p>1.1271771642</text:p>
          </table:table-cell>
          <table:table-cell/>
        </table:table-row>
        <table:table-row table:style-name="ro4">
          <table:table-cell/>
          <table:table-cell office:value-type="string">
            <text:p>babcock</text:p>
          </table:table-cell>
          <table:table-cell/>
          <table:table-cell office:value-type="string">
            <text:p>babcock</text:p>
          </table:table-cell>
          <table:table-cell office:value-type="string">
            <text:p>| Babcock Intl Group <text:s text:c="12"/>|</text:p>
          </table:table-cell>
          <table:table-cell office:value-type="string">
            <text:p>babcock</text:p>
          </table:table-cell>
          <table:table-cell office:value-type="float" office:value="0.845836113755399">
            <text:p>0.8458361138</text:p>
          </table:table-cell>
          <table:table-cell/>
        </table:table-row>
        <table:table-row table:style-name="ro4">
          <table:table-cell/>
          <table:table-cell office:value-type="string">
            <text:p>bae systems</text:p>
          </table:table-cell>
          <table:table-cell/>
          <table:table-cell office:value-type="string">
            <text:p>bae systems</text:p>
          </table:table-cell>
          <table:table-cell office:value-type="string">
            <text:p>| BAE Systems <text:s text:c="19"/>|</text:p>
          </table:table-cell>
          <table:table-cell office:value-type="string">
            <text:p>bae systems</text:p>
          </table:table-cell>
          <table:table-cell office:value-type="float" office:value="0.889901293631483">
            <text:p>0.8899012936</text:p>
          </table:table-cell>
          <table:table-cell/>
        </table:table-row>
        <table:table-row table:style-name="ro4">
          <table:table-cell/>
          <table:table-cell office:value-type="string">
            <text:p>barclays</text:p>
          </table:table-cell>
          <table:table-cell/>
          <table:table-cell office:value-type="string">
            <text:p>barclays</text:p>
          </table:table-cell>
          <table:table-cell office:value-type="string">
            <text:p>| Barclays <text:s text:c="22"/>|</text:p>
          </table:table-cell>
          <table:table-cell office:value-type="string">
            <text:p>barclays</text:p>
          </table:table-cell>
          <table:table-cell office:value-type="float" office:value="1.21623898235422">
            <text:p>1.2162389824</text:p>
          </table:table-cell>
          <table:table-cell/>
        </table:table-row>
        <table:table-row table:style-name="ro4">
          <table:table-cell/>
          <table:table-cell office:value-type="string">
            <text:p>bg group</text:p>
          </table:table-cell>
          <table:table-cell/>
          <table:table-cell office:value-type="string">
            <text:p>bg group</text:p>
          </table:table-cell>
          <table:table-cell office:value-type="string">
            <text:p>| BG Group Plc <text:s text:c="18"/>|</text:p>
          </table:table-cell>
          <table:table-cell office:value-type="string">
            <text:p>bg group</text:p>
          </table:table-cell>
          <table:table-cell office:value-type="float" office:value="1.0056197711035">
            <text:p>1.0056197711</text:p>
          </table:table-cell>
          <table:table-cell/>
        </table:table-row>
        <table:table-row table:style-name="ro4">
          <table:table-cell/>
          <table:table-cell office:value-type="string">
            <text:p>bhp billiton</text:p>
          </table:table-cell>
          <table:table-cell/>
          <table:table-cell office:value-type="string">
            <text:p>bhp billiton</text:p>
          </table:table-cell>
          <table:table-cell office:value-type="string">
            <text:p>| BHP Billiton Plc <text:s text:c="14"/>|</text:p>
          </table:table-cell>
          <table:table-cell office:value-type="string">
            <text:p>bhp billiton</text:p>
          </table:table-cell>
          <table:table-cell office:value-type="float" office:value="1.28745612470603">
            <text:p>1.2874561247</text:p>
          </table:table-cell>
          <table:table-cell/>
        </table:table-row>
        <table:table-row table:style-name="ro4">
          <table:table-cell/>
          <table:table-cell office:value-type="string">
            <text:p>bp</text:p>
          </table:table-cell>
          <table:table-cell/>
          <table:table-cell office:value-type="string">
            <text:p>bp</text:p>
          </table:table-cell>
          <table:table-cell office:value-type="string">
            <text:p>| BP <text:s text:c="28"/>|</text:p>
          </table:table-cell>
          <table:table-cell office:value-type="string">
            <text:p>bp</text:p>
          </table:table-cell>
          <table:table-cell office:value-type="float" office:value="0.776524888103455">
            <text:p>0.7765248881</text:p>
          </table:table-cell>
          <table:table-cell/>
        </table:table-row>
        <table:table-row table:style-name="ro4">
          <table:table-cell/>
          <table:table-cell office:value-type="string">
            <text:p>british american tobacco</text:p>
          </table:table-cell>
          <table:table-cell/>
          <table:table-cell office:value-type="string">
            <text:p>british american tobacco</text:p>
          </table:table-cell>
          <table:table-cell office:value-type="string">
            <text:p>| British American Tobacco Plc <text:s text:c="2"/>|</text:p>
          </table:table-cell>
          <table:table-cell office:value-type="string">
            <text:p>british american tobacco</text:p>
          </table:table-cell>
          <table:table-cell office:value-type="float" office:value="0.957532285111562">
            <text:p>0.9575322851</text:p>
          </table:table-cell>
          <table:table-cell/>
        </table:table-row>
        <table:table-row table:style-name="ro4">
          <table:table-cell/>
          <table:table-cell office:value-type="string">
            <text:p>british land</text:p>
          </table:table-cell>
          <table:table-cell/>
          <table:table-cell office:value-type="string">
            <text:p>british land</text:p>
          </table:table-cell>
          <table:table-cell office:value-type="string">
            <text:p>| British Land <text:s text:c="18"/>|</text:p>
          </table:table-cell>
          <table:table-cell office:value-type="string">
            <text:p>british land</text:p>
          </table:table-cell>
          <table:table-cell office:value-type="float" office:value="1.02956166383494">
            <text:p>1.0295616638</text:p>
          </table:table-cell>
          <table:table-cell/>
        </table:table-row>
        <table:table-row table:style-name="ro4">
          <table:table-cell/>
          <table:table-cell office:value-type="string">
            <text:p>british sky broadcasting</text:p>
          </table:table-cell>
          <table:table-cell/>
          <table:table-cell office:value-type="string">
            <text:p>british sky broadcasting</text:p>
          </table:table-cell>
          <table:table-cell office:value-type="string">
            <text:p>| British Sky Broadcasting Group |</text:p>
          </table:table-cell>
          <table:table-cell office:value-type="string">
            <text:p>british sky broadcasting</text:p>
          </table:table-cell>
          <table:table-cell office:value-type="float" office:value="0.617534197387004">
            <text:p>0.6175341974</text:p>
          </table:table-cell>
          <table:table-cell/>
        </table:table-row>
        <table:table-row table:style-name="ro4">
          <table:table-cell/>
          <table:table-cell office:value-type="string">
            <text:p>bt group</text:p>
          </table:table-cell>
          <table:table-cell/>
          <table:table-cell office:value-type="string">
            <text:p>bt group</text:p>
          </table:table-cell>
          <table:table-cell office:value-type="string">
            <text:p>| BT Group Plc <text:s text:c="18"/>|</text:p>
          </table:table-cell>
          <table:table-cell office:value-type="string">
            <text:p>bt group</text:p>
          </table:table-cell>
          <table:table-cell office:value-type="float" office:value="0.857854551650401">
            <text:p>0.8578545517</text:p>
          </table:table-cell>
          <table:table-cell/>
        </table:table-row>
        <table:table-row table:style-name="ro4">
          <table:table-cell/>
          <table:table-cell office:value-type="string">
            <text:p>bunzl</text:p>
          </table:table-cell>
          <table:table-cell/>
          <table:table-cell office:value-type="string">
            <text:p>bunzl</text:p>
          </table:table-cell>
          <table:table-cell office:value-type="string">
            <text:p>| Bunzl <text:s text:c="25"/>|</text:p>
          </table:table-cell>
          <table:table-cell office:value-type="string">
            <text:p>bunzl</text:p>
          </table:table-cell>
          <table:table-cell office:value-type="float" office:value="0.807957168340751">
            <text:p>0.8079571683</text:p>
          </table:table-cell>
          <table:table-cell/>
        </table:table-row>
        <table:table-row table:style-name="ro4">
          <table:table-cell/>
          <table:table-cell office:value-type="string">
            <text:p>burberry group</text:p>
          </table:table-cell>
          <table:table-cell/>
          <table:table-cell office:value-type="string">
            <text:p>burberry group</text:p>
          </table:table-cell>
          <table:table-cell office:value-type="string">
            <text:p>| Burberry Group <text:s text:c="16"/>|</text:p>
          </table:table-cell>
          <table:table-cell office:value-type="string">
            <text:p>burberry group</text:p>
          </table:table-cell>
          <table:table-cell office:value-type="float" office:value="1.14730238886517">
            <text:p>1.1473023889</text:p>
          </table:table-cell>
          <table:table-cell/>
        </table:table-row>
        <table:table-row table:style-name="ro2">
          <table:table-cell/>
          <table:table-cell office:value-type="string">
            <text:p>capita</text:p>
          </table:table-cell>
          <table:table-cell/>
          <table:table-cell office:value-type="string">
            <text:p>capita</text:p>
          </table:table-cell>
          <table:table-cell office:value-type="string">
            <text:p>| Capita <text:s text:c="24"/>|</text:p>
          </table:table-cell>
          <table:table-cell office:value-type="string">
            <text:p>capita</text:p>
          </table:table-cell>
          <table:table-cell office:value-type="float" office:value="0.708900417166107">
            <text:p>0.7089004172</text:p>
          </table:table-cell>
          <table:table-cell/>
        </table:table-row>
        <table:table-row table:style-name="ro4">
          <table:table-cell/>
          <table:table-cell office:value-type="string">
            <text:p>carnival </text:p>
          </table:table-cell>
          <table:table-cell/>
          <table:table-cell office:value-type="string">
            <text:p>carnival </text:p>
          </table:table-cell>
          <table:table-cell office:value-type="string">
            <text:p>| Carnival Plc <text:s text:c="18"/>|</text:p>
          </table:table-cell>
          <table:table-cell office:value-type="string">
            <text:p>carnival </text:p>
          </table:table-cell>
          <table:table-cell office:value-type="float" office:value="0.877704103352635">
            <text:p>0.8777041034</text:p>
          </table:table-cell>
          <table:table-cell/>
        </table:table-row>
        <table:table-row table:style-name="ro4">
          <table:table-cell/>
          <table:table-cell office:value-type="string">
            <text:p>centrica</text:p>
          </table:table-cell>
          <table:table-cell/>
          <table:table-cell office:value-type="string">
            <text:p>centrica</text:p>
          </table:table-cell>
          <table:table-cell office:value-type="string">
            <text:p>| Centrica Plc <text:s text:c="18"/>|</text:p>
          </table:table-cell>
          <table:table-cell office:value-type="string">
            <text:p>centrica</text:p>
          </table:table-cell>
          <table:table-cell office:value-type="float" office:value="0.454889549430994">
            <text:p>0.4548895494</text:p>
          </table:table-cell>
          <table:table-cell/>
        </table:table-row>
        <table:table-row table:style-name="ro2">
          <table:table-cell/>
          <table:table-cell office:value-type="string">
            <text:p>Coca-cola</text:p>
          </table:table-cell>
          <table:table-cell/>
          <table:table-cell office:value-type="string">
            <text:p>Coca-cola</text:p>
          </table:table-cell>
          <table:table-cell office:value-type="string">
            <text:p>| Coca-Cola HBC <text:s text:c="17"/>|</text:p>
          </table:table-cell>
          <table:table-cell office:value-type="string">
            <text:p>Coca-cola</text:p>
          </table:table-cell>
          <table:table-cell office:value-type="float" office:value="0.846305634219828">
            <text:p>0.8463056342</text:p>
          </table:table-cell>
          <table:table-cell/>
        </table:table-row>
        <table:table-row table:style-name="ro4">
          <table:table-cell/>
          <table:table-cell office:value-type="string">
            <text:p>compass group</text:p>
          </table:table-cell>
          <table:table-cell/>
          <table:table-cell office:value-type="string">
            <text:p>compass group</text:p>
          </table:table-cell>
          <table:table-cell office:value-type="string">
            <text:p>| Compass Group Plc <text:s text:c="13"/>|</text:p>
          </table:table-cell>
          <table:table-cell office:value-type="string">
            <text:p>compass group</text:p>
          </table:table-cell>
          <table:table-cell office:value-type="float" office:value="0.954577107194998">
            <text:p>0.9545771072</text:p>
          </table:table-cell>
          <table:table-cell/>
        </table:table-row>
        <table:table-row table:style-name="ro4">
          <table:table-cell/>
          <table:table-cell office:value-type="string">
            <text:p>crh</text:p>
          </table:table-cell>
          <table:table-cell/>
          <table:table-cell office:value-type="string">
            <text:p>crh</text:p>
          </table:table-cell>
          <table:table-cell office:value-type="string">
            <text:p>| CRH <text:s text:c="27"/>|</text:p>
          </table:table-cell>
          <table:table-cell office:value-type="string">
            <text:p>crh</text:p>
          </table:table-cell>
          <table:table-cell office:value-type="float" office:value="1.50742254075496">
            <text:p>1.5074225408</text:p>
          </table:table-cell>
          <table:table-cell/>
        </table:table-row>
        <table:table-row table:style-name="ro4">
          <table:table-cell/>
          <table:table-cell table:style-name="ce1" office:value-type="string">
            <text:p>croda international</text:p>
          </table:table-cell>
          <table:table-cell/>
          <table:table-cell table:style-name="ce2" office:value-type="string">
            <text:p>barrat developments</text:p>
          </table:table-cell>
          <table:table-cell office:value-type="string">
            <text:p>| Croda International <text:s text:c="11"/>|</text:p>
          </table:table-cell>
          <table:table-cell table:style-name="ce1" office:value-type="string">
            <text:p>croda international</text:p>
          </table:table-cell>
          <table:table-cell office:value-type="float" office:value="0.862491834867332">
            <text:p>0.8624918349</text:p>
          </table:table-cell>
          <table:table-cell/>
        </table:table-row>
        <table:table-row table:style-name="ro4">
          <table:table-cell/>
          <table:table-cell office:value-type="string">
            <text:p>diageo plc</text:p>
          </table:table-cell>
          <table:table-cell/>
          <table:table-cell office:value-type="string">
            <text:p>diageo plc</text:p>
          </table:table-cell>
          <table:table-cell office:value-type="string">
            <text:p>| Diageo Plc <text:s text:c="20"/>|</text:p>
          </table:table-cell>
          <table:table-cell office:value-type="string">
            <text:p>diageo plc</text:p>
          </table:table-cell>
          <table:table-cell office:value-type="float" office:value="1.00102609399968">
            <text:p>1.001026094</text:p>
          </table:table-cell>
          <table:table-cell/>
        </table:table-row>
        <table:table-row table:style-name="ro4">
          <table:table-cell/>
          <table:table-cell office:value-type="string">
            <text:p>experian</text:p>
          </table:table-cell>
          <table:table-cell/>
          <table:table-cell office:value-type="string">
            <text:p>experian</text:p>
          </table:table-cell>
          <table:table-cell office:value-type="string">
            <text:p>| easyJet Plc <text:s text:c="19"/>|</text:p>
          </table:table-cell>
          <table:table-cell office:value-type="string">
            <text:p>easyjet</text:p>
          </table:table-cell>
          <table:table-cell office:value-type="float" office:value="1.44265369022862">
            <text:p>1.4426536902</text:p>
          </table:table-cell>
          <table:table-cell/>
        </table:table-row>
        <table:table-row table:style-name="ro4">
          <table:table-cell/>
          <table:table-cell office:value-type="string">
            <text:p>easyjet</text:p>
          </table:table-cell>
          <table:table-cell/>
          <table:table-cell office:value-type="string">
            <text:p>easyjet</text:p>
          </table:table-cell>
          <table:table-cell table:style-name="ce5" office:value-type="string">
            <text:p>| Evraz <text:s text:c="25"/>|</text:p>
          </table:table-cell>
          <table:table-cell/>
          <table:table-cell office:value-type="float" office:value="1.70367763754523">
            <text:p>1.7036776375</text:p>
          </table:table-cell>
          <table:table-cell/>
        </table:table-row>
        <table:table-row table:style-name="ro4">
          <table:table-cell/>
          <table:table-cell office:value-type="string">
            <text:p>friends life group</text:p>
          </table:table-cell>
          <table:table-cell/>
          <table:table-cell office:value-type="string">
            <text:p>friends life group</text:p>
          </table:table-cell>
          <table:table-cell office:value-type="string">
            <text:p>| Experian <text:s text:c="22"/>|</text:p>
          </table:table-cell>
          <table:table-cell office:value-type="string">
            <text:p>experian</text:p>
          </table:table-cell>
          <table:table-cell office:value-type="float" office:value="1.00235079957151">
            <text:p>1.0023507996</text:p>
          </table:table-cell>
          <table:table-cell/>
        </table:table-row>
        <table:table-row table:style-name="ro4">
          <table:table-cell/>
          <table:table-cell office:value-type="string">
            <text:p>fresnillo</text:p>
          </table:table-cell>
          <table:table-cell/>
          <table:table-cell office:value-type="string">
            <text:p>fresnillo</text:p>
          </table:table-cell>
          <table:table-cell office:value-type="string">
            <text:p>| Fresnillo Plc <text:s text:c="17"/>|</text:p>
          </table:table-cell>
          <table:table-cell office:value-type="string">
            <text:p>fresnillo</text:p>
          </table:table-cell>
          <table:table-cell office:value-type="float" office:value="1.0193285114993">
            <text:p>1.0193285115</text:p>
          </table:table-cell>
          <table:table-cell/>
        </table:table-row>
        <table:table-row table:style-name="ro2">
          <table:table-cell/>
          <table:table-cell office:value-type="string">
            <text:p>g4s</text:p>
          </table:table-cell>
          <table:table-cell/>
          <table:table-cell office:value-type="string">
            <text:p>g4s</text:p>
          </table:table-cell>
          <table:table-cell office:value-type="string">
            <text:p>| Friends Life Group <text:s text:c="12"/>|</text:p>
          </table:table-cell>
          <table:table-cell office:value-type="string">
            <text:p>friends life group</text:p>
          </table:table-cell>
          <table:table-cell office:value-type="float" office:value="0.898638402313412">
            <text:p>0.8986384023</text:p>
          </table:table-cell>
          <table:table-cell/>
        </table:table-row>
        <table:table-row table:style-name="ro4">
          <table:table-cell/>
          <table:table-cell office:value-type="string">
            <text:p>gkn</text:p>
          </table:table-cell>
          <table:table-cell/>
          <table:table-cell office:value-type="string">
            <text:p>gkn</text:p>
          </table:table-cell>
          <table:table-cell office:value-type="string">
            <text:p>| G4S Plc <text:s text:c="23"/>|</text:p>
          </table:table-cell>
          <table:table-cell office:value-type="string">
            <text:p>g4s</text:p>
          </table:table-cell>
          <table:table-cell office:value-type="float" office:value="0.522177798233697">
            <text:p>0.5221777982</text:p>
          </table:table-cell>
          <table:table-cell/>
        </table:table-row>
        <table:table-row table:style-name="ro4">
          <table:table-cell/>
          <table:table-cell office:value-type="string">
            <text:p>glaxosmithkline</text:p>
          </table:table-cell>
          <table:table-cell/>
          <table:table-cell office:value-type="string">
            <text:p>glaxosmithkline</text:p>
          </table:table-cell>
          <table:table-cell office:value-type="string">
            <text:p>| GKN <text:s text:c="27"/>|</text:p>
          </table:table-cell>
          <table:table-cell office:value-type="string">
            <text:p>gkn</text:p>
          </table:table-cell>
          <table:table-cell office:value-type="float" office:value="1.43100222785131">
            <text:p>1.4310022279</text:p>
          </table:table-cell>
          <table:table-cell/>
        </table:table-row>
        <table:table-row table:style-name="ro4">
          <table:table-cell/>
          <table:table-cell office:value-type="string">
            <text:p>glencore</text:p>
          </table:table-cell>
          <table:table-cell/>
          <table:table-cell office:value-type="string">
            <text:p>glencore</text:p>
          </table:table-cell>
          <table:table-cell office:value-type="string">
            <text:p>| GlaxoSmithKline <text:s text:c="15"/>|</text:p>
          </table:table-cell>
          <table:table-cell office:value-type="string">
            <text:p>glaxosmithkline</text:p>
          </table:table-cell>
          <table:table-cell office:value-type="float" office:value="0.832609235154714">
            <text:p>0.8326092352</text:p>
          </table:table-cell>
          <table:table-cell/>
        </table:table-row>
        <table:table-row table:style-name="ro4">
          <table:table-cell/>
          <table:table-cell office:value-type="string">
            <text:p>hammerson</text:p>
          </table:table-cell>
          <table:table-cell/>
          <table:table-cell office:value-type="string">
            <text:p>hammerson</text:p>
          </table:table-cell>
          <table:table-cell office:value-type="string">
            <text:p>| Glencore <text:s text:c="22"/>|</text:p>
          </table:table-cell>
          <table:table-cell office:value-type="string">
            <text:p>glencore</text:p>
          </table:table-cell>
          <table:table-cell office:value-type="float" office:value="1.36920984677511">
            <text:p>1.3692098468</text:p>
          </table:table-cell>
          <table:table-cell/>
        </table:table-row>
        <table:table-row table:style-name="ro4">
          <table:table-cell/>
          <table:table-cell office:value-type="string">
            <text:p>hargreaves lansdown</text:p>
          </table:table-cell>
          <table:table-cell/>
          <table:table-cell office:value-type="string">
            <text:p>hargreaves lansdown</text:p>
          </table:table-cell>
          <table:table-cell office:value-type="string">
            <text:p>| Hammerson <text:s text:c="21"/>|</text:p>
          </table:table-cell>
          <table:table-cell office:value-type="string">
            <text:p>hammerson</text:p>
          </table:table-cell>
          <table:table-cell office:value-type="float" office:value="1.01801112051171">
            <text:p>1.0180111205</text:p>
          </table:table-cell>
          <table:table-cell/>
        </table:table-row>
        <table:table-row table:style-name="ro4">
          <table:table-cell/>
          <table:table-cell office:value-type="string">
            <text:p>hsbc holdings</text:p>
          </table:table-cell>
          <table:table-cell/>
          <table:table-cell office:value-type="string">
            <text:p>hsbc holdings</text:p>
          </table:table-cell>
          <table:table-cell office:value-type="string">
            <text:p>| Hargreaves Lansdown Plc <text:s text:c="7"/>|</text:p>
          </table:table-cell>
          <table:table-cell office:value-type="string">
            <text:p>hargreaves lansdown</text:p>
          </table:table-cell>
          <table:table-cell office:value-type="float" office:value="1.13096342578313">
            <text:p>1.1309634258</text:p>
          </table:table-cell>
          <table:table-cell/>
        </table:table-row>
        <table:table-row table:style-name="ro4">
          <table:table-cell/>
          <table:table-cell office:value-type="string">
            <text:p>imi</text:p>
          </table:table-cell>
          <table:table-cell/>
          <table:table-cell office:value-type="string">
            <text:p>imi</text:p>
          </table:table-cell>
          <table:table-cell office:value-type="string">
            <text:p>| HSBC Holdings Plc <text:s text:c="13"/>|</text:p>
          </table:table-cell>
          <table:table-cell office:value-type="string">
            <text:p>hsbc holdings</text:p>
          </table:table-cell>
          <table:table-cell office:value-type="float" office:value="1.0683109824099">
            <text:p>1.0683109824</text:p>
          </table:table-cell>
          <table:table-cell/>
        </table:table-row>
        <table:table-row table:style-name="ro4">
          <table:table-cell/>
          <table:table-cell office:value-type="string">
            <text:p>imperial tobacco</text:p>
          </table:table-cell>
          <table:table-cell/>
          <table:table-cell office:value-type="string">
            <text:p>imperial tobacco</text:p>
          </table:table-cell>
          <table:table-cell office:value-type="string">
            <text:p>| IMI <text:s text:c="27"/>|</text:p>
          </table:table-cell>
          <table:table-cell office:value-type="string">
            <text:p>imi</text:p>
          </table:table-cell>
          <table:table-cell office:value-type="float" office:value="1.00622085334595">
            <text:p>1.0062208533</text:p>
          </table:table-cell>
          <table:table-cell/>
        </table:table-row>
        <table:table-row table:style-name="ro2">
          <table:table-cell/>
          <table:table-cell office:value-type="string">
            <text:p>intercontinental hotels</text:p>
          </table:table-cell>
          <table:table-cell/>
          <table:table-cell office:value-type="string">
            <text:p>intercontinental hotels</text:p>
          </table:table-cell>
          <table:table-cell office:value-type="string">
            <text:p>| Imperial Tobacco <text:s text:c="14"/>|</text:p>
          </table:table-cell>
          <table:table-cell office:value-type="string">
            <text:p>imperial tobacco</text:p>
          </table:table-cell>
          <table:table-cell office:value-type="float" office:value="0.557887117007604">
            <text:p>0.557887117</text:p>
          </table:table-cell>
          <table:table-cell/>
        </table:table-row>
        <table:table-row table:style-name="ro4">
          <table:table-cell/>
          <table:table-cell office:value-type="string">
            <text:p>international consolidated airlines</text:p>
          </table:table-cell>
          <table:table-cell/>
          <table:table-cell office:value-type="string">
            <text:p>international consolidated airlines</text:p>
          </table:table-cell>
          <table:table-cell office:value-type="string">
            <text:p>| InterContinental Hotels Group <text:s/>|</text:p>
          </table:table-cell>
          <table:table-cell office:value-type="string">
            <text:p>intercontinental hotels</text:p>
          </table:table-cell>
          <table:table-cell office:value-type="float" office:value="1.08323557510445">
            <text:p>1.0832355751</text:p>
          </table:table-cell>
          <table:table-cell/>
        </table:table-row>
        <table:table-row table:style-name="ro4">
          <table:table-cell/>
          <table:table-cell office:value-type="string">
            <text:p>intertek</text:p>
          </table:table-cell>
          <table:table-cell/>
          <table:table-cell office:value-type="string">
            <text:p>intertek</text:p>
          </table:table-cell>
          <table:table-cell office:value-type="string">
            <text:p>| International Consolidated Air |</text:p>
          </table:table-cell>
          <table:table-cell office:value-type="string">
            <text:p>international consolidated airlines</text:p>
          </table:table-cell>
          <table:table-cell office:value-type="float" office:value="1.38511186666866">
            <text:p>1.3851118667</text:p>
          </table:table-cell>
          <table:table-cell/>
        </table:table-row>
        <table:table-row table:style-name="ro4">
          <table:table-cell/>
          <table:table-cell office:value-type="string">
            <text:p>itv plc</text:p>
          </table:table-cell>
          <table:table-cell/>
          <table:table-cell office:value-type="string">
            <text:p>itv plc</text:p>
          </table:table-cell>
          <table:table-cell office:value-type="string">
            <text:p>| Intertek Group <text:s text:c="16"/>|</text:p>
          </table:table-cell>
          <table:table-cell office:value-type="string">
            <text:p>intertek</text:p>
          </table:table-cell>
          <table:table-cell office:value-type="float" office:value="0.740652504848408">
            <text:p>0.7406525048</text:p>
          </table:table-cell>
          <table:table-cell/>
        </table:table-row>
        <table:table-row table:style-name="ro4">
          <table:table-cell/>
          <table:table-cell office:value-type="string">
            <text:p>johnson matthey</text:p>
          </table:table-cell>
          <table:table-cell/>
          <table:table-cell office:value-type="string">
            <text:p>johnson matthey</text:p>
          </table:table-cell>
          <table:table-cell table:style-name="ce5" office:value-type="string">
            <text:p>| Intu Properties <text:s text:c="15"/>|</text:p>
          </table:table-cell>
          <table:table-cell/>
          <table:table-cell office:value-type="float" office:value="0.862578815510689">
            <text:p>0.8625788155</text:p>
          </table:table-cell>
          <table:table-cell office:value-type="string">
            <text:p>AVERAGE</text:p>
          </table:table-cell>
        </table:table-row>
        <table:table-row table:style-name="ro4">
          <table:table-cell/>
          <table:table-cell office:value-type="string">
            <text:p>kingfisher</text:p>
          </table:table-cell>
          <table:table-cell/>
          <table:table-cell office:value-type="string">
            <text:p>kingfisher</text:p>
          </table:table-cell>
          <table:table-cell office:value-type="string">
            <text:p>| ITV Plc <text:s text:c="23"/>|</text:p>
          </table:table-cell>
          <table:table-cell office:value-type="string">
            <text:p>itv plc</text:p>
          </table:table-cell>
          <table:table-cell office:value-type="float" office:value="1.17145982992575">
            <text:p>1.1714598299</text:p>
          </table:table-cell>
          <table:table-cell table:formula="of:=AVERAGE([.G2:.G108])" office:value-type="float" office:value="1.0050828272141">
            <text:p>1.0050828272</text:p>
          </table:table-cell>
        </table:table-row>
        <table:table-row table:style-name="ro4">
          <table:table-cell/>
          <table:table-cell office:value-type="string">
            <text:p>land securities</text:p>
          </table:table-cell>
          <table:table-cell/>
          <table:table-cell office:value-type="string">
            <text:p>land securities</text:p>
          </table:table-cell>
          <table:table-cell office:value-type="string">
            <text:p>| Johnson Matthey <text:s text:c="15"/>|</text:p>
          </table:table-cell>
          <table:table-cell office:value-type="string">
            <text:p>johnson matthey</text:p>
          </table:table-cell>
          <table:table-cell office:value-type="float" office:value="0.862065957227975">
            <text:p>0.8620659572</text:p>
          </table:table-cell>
          <table:table-cell/>
        </table:table-row>
        <table:table-row table:style-name="ro4">
          <table:table-cell/>
          <table:table-cell office:value-type="string">
            <text:p>Legal &amp; general</text:p>
          </table:table-cell>
          <table:table-cell/>
          <table:table-cell office:value-type="string">
            <text:p>Legal &amp; general</text:p>
          </table:table-cell>
          <table:table-cell table:style-name="ce5" office:value-type="string">
            <text:p>| Kazakhmys Plc <text:s text:c="17"/>|</text:p>
          </table:table-cell>
          <table:table-cell/>
          <table:table-cell office:value-type="float" office:value="0.131361742245208">
            <text:p>0.1313617422</text:p>
          </table:table-cell>
          <table:table-cell/>
        </table:table-row>
        <table:table-row table:style-name="ro4">
          <table:table-cell/>
          <table:table-cell office:value-type="string">
            <text:p>lloyds banking group</text:p>
          </table:table-cell>
          <table:table-cell/>
          <table:table-cell office:value-type="string">
            <text:p>lloyds banking group</text:p>
          </table:table-cell>
          <table:table-cell office:value-type="string">
            <text:p>| Kingfisher <text:s text:c="20"/>|</text:p>
          </table:table-cell>
          <table:table-cell office:value-type="string">
            <text:p>kingfisher</text:p>
          </table:table-cell>
          <table:table-cell office:value-type="float" office:value="1.11092882639707">
            <text:p>1.1109288264</text:p>
          </table:table-cell>
          <table:table-cell/>
        </table:table-row>
        <table:table-row table:style-name="ro4">
          <table:table-cell/>
          <table:table-cell office:value-type="string">
            <text:p>london stock exchange group</text:p>
          </table:table-cell>
          <table:table-cell/>
          <table:table-cell office:value-type="string">
            <text:p>london stock exchange group</text:p>
          </table:table-cell>
          <table:table-cell office:value-type="string">
            <text:p>| Land Securities Group <text:s text:c="9"/>|</text:p>
          </table:table-cell>
          <table:table-cell office:value-type="string">
            <text:p>land securities</text:p>
          </table:table-cell>
          <table:table-cell office:value-type="float" office:value="1.00027262866244">
            <text:p>1.0002726287</text:p>
          </table:table-cell>
          <table:table-cell/>
        </table:table-row>
        <table:table-row table:style-name="ro4">
          <table:table-cell/>
          <table:table-cell office:value-type="string">
            <text:p>Marks &amp; spencer</text:p>
          </table:table-cell>
          <table:table-cell/>
          <table:table-cell office:value-type="string">
            <text:p>Marks &amp; spencer</text:p>
          </table:table-cell>
          <table:table-cell office:value-type="string">
            <text:p>| Legal &amp;amp; General <text:s text:c="11"/>|</text:p>
          </table:table-cell>
          <table:table-cell office:value-type="string">
            <text:p>Legal &amp; general</text:p>
          </table:table-cell>
          <table:table-cell office:value-type="float" office:value="1.08505546965092">
            <text:p>1.0850554697</text:p>
          </table:table-cell>
          <table:table-cell/>
        </table:table-row>
        <table:table-row table:style-name="ro4">
          <table:table-cell/>
          <table:table-cell office:value-type="string">
            <text:p>meggitt plc</text:p>
          </table:table-cell>
          <table:table-cell/>
          <table:table-cell office:value-type="string">
            <text:p>meggitt plc</text:p>
          </table:table-cell>
          <table:table-cell office:value-type="string">
            <text:p>| Lloyds Banking Group Plc <text:s text:c="6"/>|</text:p>
          </table:table-cell>
          <table:table-cell office:value-type="string">
            <text:p>lloyds banking group</text:p>
          </table:table-cell>
          <table:table-cell office:value-type="float" office:value="1.1061522365614">
            <text:p>1.1061522366</text:p>
          </table:table-cell>
          <table:table-cell/>
        </table:table-row>
        <table:table-row table:style-name="ro4">
          <table:table-cell/>
          <table:table-cell office:value-type="string">
            <text:p>melrose industries</text:p>
          </table:table-cell>
          <table:table-cell/>
          <table:table-cell office:value-type="string">
            <text:p>melrose industries</text:p>
          </table:table-cell>
          <table:table-cell office:value-type="string">
            <text:p>| London Stock Exchange Group <text:s text:c="3"/>|</text:p>
          </table:table-cell>
          <table:table-cell office:value-type="string">
            <text:p>london stock exchange group</text:p>
          </table:table-cell>
          <table:table-cell office:value-type="float" office:value="1.08504606564086">
            <text:p>1.0850460656</text:p>
          </table:table-cell>
          <table:table-cell/>
        </table:table-row>
        <table:table-row table:style-name="ro4">
          <table:table-cell/>
          <table:table-cell office:value-type="string">
            <text:p>morrison wm</text:p>
          </table:table-cell>
          <table:table-cell/>
          <table:table-cell office:value-type="string">
            <text:p>morrison wm</text:p>
          </table:table-cell>
          <table:table-cell office:value-type="string">
            <text:p>| Marks&amp;amp;Spencer Group <text:s text:c="7"/>|</text:p>
          </table:table-cell>
          <table:table-cell office:value-type="string">
            <text:p>Marks &amp; spencer</text:p>
          </table:table-cell>
          <table:table-cell office:value-type="float" office:value="0.991519510172317">
            <text:p>0.9915195102</text:p>
          </table:table-cell>
          <table:table-cell/>
        </table:table-row>
        <table:table-row table:style-name="ro4">
          <table:table-cell/>
          <table:table-cell office:value-type="string">
            <text:p>mondi</text:p>
          </table:table-cell>
          <table:table-cell/>
          <table:table-cell office:value-type="string">
            <text:p>mondi</text:p>
          </table:table-cell>
          <table:table-cell office:value-type="string">
            <text:p>| Meggitt Plc <text:s text:c="19"/>|</text:p>
          </table:table-cell>
          <table:table-cell office:value-type="string">
            <text:p>meggitt plc</text:p>
          </table:table-cell>
          <table:table-cell office:value-type="float" office:value="0.842641269579927">
            <text:p>0.8426412696</text:p>
          </table:table-cell>
          <table:table-cell/>
        </table:table-row>
        <table:table-row table:style-name="ro4">
          <table:table-cell/>
          <table:table-cell office:value-type="string">
            <text:p>national grid plc</text:p>
          </table:table-cell>
          <table:table-cell/>
          <table:table-cell office:value-type="string">
            <text:p>national grid plc</text:p>
          </table:table-cell>
          <table:table-cell office:value-type="string">
            <text:p>| Melrose Industries <text:s text:c="12"/>|</text:p>
          </table:table-cell>
          <table:table-cell office:value-type="string">
            <text:p>melrose industries</text:p>
          </table:table-cell>
          <table:table-cell office:value-type="float" office:value="1.19710702280226">
            <text:p>1.1971070228</text:p>
          </table:table-cell>
          <table:table-cell/>
        </table:table-row>
        <table:table-row table:style-name="ro4">
          <table:table-cell/>
          <table:table-cell office:value-type="string">
            <text:p>next</text:p>
          </table:table-cell>
          <table:table-cell/>
          <table:table-cell office:value-type="string">
            <text:p>next</text:p>
          </table:table-cell>
          <table:table-cell office:value-type="string">
            <text:p>| Mondi Plc <text:s text:c="21"/>|</text:p>
          </table:table-cell>
          <table:table-cell office:value-type="string">
            <text:p>mondi</text:p>
          </table:table-cell>
          <table:table-cell office:value-type="float" office:value="1.52859090521694">
            <text:p>1.5285909052</text:p>
          </table:table-cell>
          <table:table-cell/>
        </table:table-row>
        <table:table-row table:style-name="ro4">
          <table:table-cell/>
          <table:table-cell office:value-type="string">
            <text:p>old mutual</text:p>
          </table:table-cell>
          <table:table-cell/>
          <table:table-cell office:value-type="string">
            <text:p>old mutual</text:p>
          </table:table-cell>
          <table:table-cell office:value-type="string">
            <text:p>| Morrison Wm Supermarkets <text:s text:c="6"/>|</text:p>
          </table:table-cell>
          <table:table-cell office:value-type="string">
            <text:p>morrison wm</text:p>
          </table:table-cell>
          <table:table-cell office:value-type="float" office:value="0.658317996191094">
            <text:p>0.6583179962</text:p>
          </table:table-cell>
          <table:table-cell/>
        </table:table-row>
        <table:table-row table:style-name="ro4">
          <table:table-cell/>
          <table:table-cell office:value-type="string">
            <text:p>pearson</text:p>
          </table:table-cell>
          <table:table-cell/>
          <table:table-cell office:value-type="string">
            <text:p>pearson</text:p>
          </table:table-cell>
          <table:table-cell office:value-type="string">
            <text:p>| National Grid Plc <text:s text:c="13"/>|</text:p>
          </table:table-cell>
          <table:table-cell office:value-type="string">
            <text:p>national grid plc</text:p>
          </table:table-cell>
          <table:table-cell office:value-type="float" office:value="0.747104618542866">
            <text:p>0.7471046185</text:p>
          </table:table-cell>
          <table:table-cell/>
        </table:table-row>
        <table:table-row table:style-name="ro4">
          <table:table-cell/>
          <table:table-cell office:value-type="string">
            <text:p>petrofac</text:p>
          </table:table-cell>
          <table:table-cell/>
          <table:table-cell office:value-type="string">
            <text:p>petrofac</text:p>
          </table:table-cell>
          <table:table-cell office:value-type="string">
            <text:p>| Next <text:s text:c="26"/>|</text:p>
          </table:table-cell>
          <table:table-cell office:value-type="string">
            <text:p>next</text:p>
          </table:table-cell>
          <table:table-cell office:value-type="float" office:value="0.720828775026792">
            <text:p>0.720828775</text:p>
          </table:table-cell>
          <table:table-cell/>
        </table:table-row>
        <table:table-row table:style-name="ro2">
          <table:table-cell/>
          <table:table-cell office:value-type="string">
            <text:p>prudential</text:p>
          </table:table-cell>
          <table:table-cell/>
          <table:table-cell office:value-type="string">
            <text:p>prudential</text:p>
          </table:table-cell>
          <table:table-cell office:value-type="string">
            <text:p>| Old Mutual <text:s text:c="20"/>|</text:p>
          </table:table-cell>
          <table:table-cell office:value-type="string">
            <text:p>old mutual</text:p>
          </table:table-cell>
          <table:table-cell office:value-type="float" office:value="1.38977169378574">
            <text:p>1.3897716938</text:p>
          </table:table-cell>
          <table:table-cell/>
        </table:table-row>
        <table:table-row table:style-name="ro4">
          <table:table-cell/>
          <table:table-cell office:value-type="string">
            <text:p>persimmon</text:p>
          </table:table-cell>
          <table:table-cell/>
          <table:table-cell office:value-type="string">
            <text:p>persimmon</text:p>
          </table:table-cell>
          <table:table-cell office:value-type="string">
            <text:p>| Pearson <text:s text:c="23"/>|</text:p>
          </table:table-cell>
          <table:table-cell office:value-type="string">
            <text:p>pearson</text:p>
          </table:table-cell>
          <table:table-cell office:value-type="float" office:value="0.635395324522031">
            <text:p>0.6353953245</text:p>
          </table:table-cell>
          <table:table-cell/>
        </table:table-row>
        <table:table-row table:style-name="ro4">
          <table:table-cell/>
          <table:table-cell office:value-type="string">
            <text:p>randgold resources</text:p>
          </table:table-cell>
          <table:table-cell/>
          <table:table-cell office:value-type="string">
            <text:p>randgold resources</text:p>
          </table:table-cell>
          <table:table-cell office:value-type="string">
            <text:p>| Persimmon <text:s text:c="21"/>|</text:p>
          </table:table-cell>
          <table:table-cell office:value-type="string">
            <text:p>persimmon</text:p>
          </table:table-cell>
          <table:table-cell office:value-type="float" office:value="1.48588980030974">
            <text:p>1.4858898003</text:p>
          </table:table-cell>
          <table:table-cell/>
        </table:table-row>
        <table:table-row table:style-name="ro4">
          <table:table-cell/>
          <table:table-cell office:value-type="string">
            <text:p>reckitt beckiser</text:p>
          </table:table-cell>
          <table:table-cell/>
          <table:table-cell office:value-type="string">
            <text:p>reckitt beckiser</text:p>
          </table:table-cell>
          <table:table-cell office:value-type="string">
            <text:p>| Petrofac Ltd <text:s text:c="18"/>|</text:p>
          </table:table-cell>
          <table:table-cell office:value-type="string">
            <text:p>petrofac</text:p>
          </table:table-cell>
          <table:table-cell office:value-type="float" office:value="1.08749997199943">
            <text:p>1.087499972</text:p>
          </table:table-cell>
          <table:table-cell/>
        </table:table-row>
        <table:table-row table:style-name="ro4">
          <table:table-cell/>
          <table:table-cell office:value-type="string">
            <text:p>reed elsevier</text:p>
          </table:table-cell>
          <table:table-cell/>
          <table:table-cell office:value-type="string">
            <text:p>reed elsevier</text:p>
          </table:table-cell>
          <table:table-cell table:style-name="ce5" office:value-type="string">
            <text:p>| Polymetal International <text:s text:c="7"/>|</text:p>
          </table:table-cell>
          <table:table-cell/>
          <table:table-cell office:value-type="float" office:value="1.61872655097628">
            <text:p>1.618726551</text:p>
          </table:table-cell>
          <table:table-cell/>
        </table:table-row>
        <table:table-row table:style-name="ro4">
          <table:table-cell/>
          <table:table-cell office:value-type="string">
            <text:p>rexam</text:p>
          </table:table-cell>
          <table:table-cell/>
          <table:table-cell office:value-type="string">
            <text:p>rexam</text:p>
          </table:table-cell>
          <table:table-cell office:value-type="string">
            <text:p>| Prudential <text:s text:c="20"/>|</text:p>
          </table:table-cell>
          <table:table-cell office:value-type="string">
            <text:p>prudential</text:p>
          </table:table-cell>
          <table:table-cell office:value-type="float" office:value="1.39928875488577">
            <text:p>1.3992887549</text:p>
          </table:table-cell>
          <table:table-cell/>
        </table:table-row>
        <table:table-row table:style-name="ro4">
          <table:table-cell/>
          <table:table-cell office:value-type="string">
            <text:p>rio tinto</text:p>
          </table:table-cell>
          <table:table-cell/>
          <table:table-cell office:value-type="string">
            <text:p>rio tinto</text:p>
          </table:table-cell>
          <table:table-cell office:value-type="string">
            <text:p>| Randgold Resources Ltd <text:s text:c="8"/>|</text:p>
          </table:table-cell>
          <table:table-cell office:value-type="string">
            <text:p>randgold resources</text:p>
          </table:table-cell>
          <table:table-cell office:value-type="float" office:value="0.639353509923153">
            <text:p>0.6393535099</text:p>
          </table:table-cell>
          <table:table-cell/>
        </table:table-row>
        <table:table-row table:style-name="ro4">
          <table:table-cell/>
          <table:table-cell office:value-type="string">
            <text:p>rolls royce</text:p>
          </table:table-cell>
          <table:table-cell/>
          <table:table-cell office:value-type="string">
            <text:p>rolls royce</text:p>
          </table:table-cell>
          <table:table-cell office:value-type="string">
            <text:p>| Reckitt Benckiser Group <text:s text:c="7"/>|</text:p>
          </table:table-cell>
          <table:table-cell office:value-type="string">
            <text:p>reckitt beckiser</text:p>
          </table:table-cell>
          <table:table-cell office:value-type="float" office:value="0.788792137091828">
            <text:p>0.7887921371</text:p>
          </table:table-cell>
          <table:table-cell/>
        </table:table-row>
        <table:table-row table:style-name="ro4">
          <table:table-cell/>
          <table:table-cell office:value-type="string">
            <text:p>royal bank of scotland</text:p>
          </table:table-cell>
          <table:table-cell/>
          <table:table-cell office:value-type="string">
            <text:p>royal bank of scotland</text:p>
          </table:table-cell>
          <table:table-cell office:value-type="string">
            <text:p>| Reed Elsevier Plc <text:s text:c="13"/>|</text:p>
          </table:table-cell>
          <table:table-cell office:value-type="string">
            <text:p>reed elsevier</text:p>
          </table:table-cell>
          <table:table-cell office:value-type="float" office:value="0.721770945641248">
            <text:p>0.7217709456</text:p>
          </table:table-cell>
          <table:table-cell/>
        </table:table-row>
        <table:table-row table:style-name="ro4">
          <table:table-cell/>
          <table:table-cell office:value-type="string">
            <text:p>royal dutch shell a/b</text:p>
          </table:table-cell>
          <table:table-cell/>
          <table:table-cell office:value-type="string">
            <text:p>royal dutch shell a/b</text:p>
          </table:table-cell>
          <table:table-cell office:value-type="string">
            <text:p>| Rexam Plc <text:s text:c="21"/>|</text:p>
          </table:table-cell>
          <table:table-cell office:value-type="string">
            <text:p>rexam</text:p>
          </table:table-cell>
          <table:table-cell office:value-type="float" office:value="0.948949242641095">
            <text:p>0.9489492426</text:p>
          </table:table-cell>
          <table:table-cell/>
        </table:table-row>
        <table:table-row table:style-name="ro4">
          <table:table-cell/>
          <table:table-cell office:value-type="string">
            <text:p>rsa insurance </text:p>
          </table:table-cell>
          <table:table-cell/>
          <table:table-cell office:value-type="string">
            <text:p>rsa insurance</text:p>
          </table:table-cell>
          <table:table-cell office:value-type="string">
            <text:p>| Rio Tinto <text:s text:c="21"/>|</text:p>
          </table:table-cell>
          <table:table-cell office:value-type="string">
            <text:p>rio tinto</text:p>
          </table:table-cell>
          <table:table-cell office:value-type="float" office:value="1.3823701646493">
            <text:p>1.3823701646</text:p>
          </table:table-cell>
          <table:table-cell/>
        </table:table-row>
        <table:table-row table:style-name="ro4">
          <table:table-cell/>
          <table:table-cell office:value-type="string">
            <text:p>sabmiller</text:p>
          </table:table-cell>
          <table:table-cell/>
          <table:table-cell table:style-name="ce2" office:value-type="string">
            <text:p>royal mail plc</text:p>
          </table:table-cell>
          <table:table-cell office:value-type="string">
            <text:p>| Rolls-Royce Holding <text:s text:c="11"/>|</text:p>
          </table:table-cell>
          <table:table-cell office:value-type="string">
            <text:p>rolls royce</text:p>
          </table:table-cell>
          <table:table-cell office:value-type="float" office:value="0.963804902395894">
            <text:p>0.9638049024</text:p>
          </table:table-cell>
          <table:table-cell/>
        </table:table-row>
        <table:table-row table:style-name="ro4">
          <table:table-cell/>
          <table:table-cell office:value-type="string">
            <text:p>sagegroup</text:p>
          </table:table-cell>
          <table:table-cell/>
          <table:table-cell office:value-type="string">
            <text:p>sabmiller</text:p>
          </table:table-cell>
          <table:table-cell office:value-type="string">
            <text:p>| Royal Bank of Scotland Group <text:s text:c="2"/>|</text:p>
          </table:table-cell>
          <table:table-cell office:value-type="string">
            <text:p>royal bank of scotland</text:p>
          </table:table-cell>
          <table:table-cell office:value-type="float" office:value="1.4694466031629">
            <text:p>1.4694466032</text:p>
          </table:table-cell>
          <table:table-cell/>
        </table:table-row>
        <table:table-row table:style-name="ro4">
          <table:table-cell/>
          <table:table-cell office:value-type="string">
            <text:p>sainsbury</text:p>
          </table:table-cell>
          <table:table-cell/>
          <table:table-cell office:value-type="string">
            <text:p>sagegroup</text:p>
          </table:table-cell>
          <table:table-cell office:value-type="string">
            <text:p>| Royal Dutch Shell-A Shs <text:s text:c="7"/>|</text:p>
          </table:table-cell>
          <table:table-cell office:value-type="string">
            <text:p>royal dutch shell a</text:p>
          </table:table-cell>
          <table:table-cell office:value-type="float" office:value="0.736202184102525">
            <text:p>0.7362021841</text:p>
          </table:table-cell>
          <table:table-cell/>
        </table:table-row>
        <table:table-row table:style-name="ro4">
          <table:table-cell/>
          <table:table-cell office:value-type="string">
            <text:p>schroders</text:p>
          </table:table-cell>
          <table:table-cell/>
          <table:table-cell table:style-name="ce3" office:value-type="string">
            <text:p>sainsbury</text:p>
          </table:table-cell>
          <table:table-cell office:value-type="string">
            <text:p>| Royal Dutch Shell-B Shs <text:s text:c="7"/>|</text:p>
          </table:table-cell>
          <table:table-cell office:value-type="string">
            <text:p>royal dutch shell b</text:p>
          </table:table-cell>
          <table:table-cell office:value-type="float" office:value="0.725099169429605">
            <text:p>0.7250991694</text:p>
          </table:table-cell>
          <table:table-cell/>
        </table:table-row>
        <table:table-row table:style-name="ro4">
          <table:table-cell/>
          <table:table-cell office:value-type="string">
            <text:p>severn trent</text:p>
          </table:table-cell>
          <table:table-cell/>
          <table:table-cell office:value-type="string">
            <text:p>schroders</text:p>
          </table:table-cell>
          <table:table-cell office:value-type="string">
            <text:p>| RSA Insurance Group Plc <text:s text:c="7"/>|</text:p>
          </table:table-cell>
          <table:table-cell office:value-type="string">
            <text:p>rsa insurance </text:p>
          </table:table-cell>
          <table:table-cell office:value-type="float" office:value="0.591255330133693">
            <text:p>0.5912553301</text:p>
          </table:table-cell>
          <table:table-cell/>
        </table:table-row>
        <table:table-row table:style-name="ro4">
          <table:table-cell/>
          <table:table-cell office:value-type="string">
            <text:p>shire plc</text:p>
          </table:table-cell>
          <table:table-cell/>
          <table:table-cell office:value-type="string">
            <text:p>severn trent</text:p>
          </table:table-cell>
          <table:table-cell office:value-type="string">
            <text:p>| SABMiller Plc <text:s text:c="17"/>|</text:p>
          </table:table-cell>
          <table:table-cell office:value-type="string">
            <text:p>sabmiller</text:p>
          </table:table-cell>
          <table:table-cell office:value-type="float" office:value="1.23375625502125">
            <text:p>1.233756255</text:p>
          </table:table-cell>
          <table:table-cell/>
        </table:table-row>
        <table:table-row table:style-name="ro4">
          <table:table-cell/>
          <table:table-cell office:value-type="string">
            <text:p>Smith &amp; nephew</text:p>
          </table:table-cell>
          <table:table-cell/>
          <table:table-cell office:value-type="string">
            <text:p>shire plc</text:p>
          </table:table-cell>
          <table:table-cell office:value-type="string">
            <text:p>| Sage Group Plc <text:s text:c="16"/>|</text:p>
          </table:table-cell>
          <table:table-cell office:value-type="string">
            <text:p>sagegroup</text:p>
          </table:table-cell>
          <table:table-cell office:value-type="float" office:value="0.774810299670382">
            <text:p>0.7748102997</text:p>
          </table:table-cell>
          <table:table-cell/>
        </table:table-row>
        <table:table-row table:style-name="ro4">
          <table:table-cell/>
          <table:table-cell office:value-type="string">
            <text:p>smiths group</text:p>
          </table:table-cell>
          <table:table-cell/>
          <table:table-cell office:value-type="string">
            <text:p>Smith &amp; nephew</text:p>
          </table:table-cell>
          <table:table-cell office:value-type="string">
            <text:p>| Sainsbury (J.) <text:s text:c="16"/>|</text:p>
          </table:table-cell>
          <table:table-cell office:value-type="string">
            <text:p>sainsbury</text:p>
          </table:table-cell>
          <table:table-cell office:value-type="float" office:value="0.70328317115634">
            <text:p>0.7032831712</text:p>
          </table:table-cell>
          <table:table-cell/>
        </table:table-row>
        <table:table-row table:style-name="ro4">
          <table:table-cell/>
          <table:table-cell office:value-type="string">
            <text:p>sse</text:p>
          </table:table-cell>
          <table:table-cell/>
          <table:table-cell office:value-type="string">
            <text:p>smiths group</text:p>
          </table:table-cell>
          <table:table-cell office:value-type="string">
            <text:p>| Schroders Plc <text:s text:c="17"/>|</text:p>
          </table:table-cell>
          <table:table-cell office:value-type="string">
            <text:p>schroders</text:p>
          </table:table-cell>
          <table:table-cell office:value-type="float" office:value="1.35711414234396">
            <text:p>1.3571141423</text:p>
          </table:table-cell>
          <table:table-cell/>
        </table:table-row>
        <table:table-row table:style-name="ro4">
          <table:table-cell/>
          <table:table-cell office:value-type="string">
            <text:p>standard chartered</text:p>
          </table:table-cell>
          <table:table-cell/>
          <table:table-cell office:value-type="string">
            <text:p>sse</text:p>
          </table:table-cell>
          <table:table-cell table:style-name="ce5" office:value-type="string">
            <text:p>| Serco Group <text:s text:c="19"/>|</text:p>
          </table:table-cell>
          <table:table-cell/>
          <table:table-cell office:value-type="float" office:value="0.396184687554284">
            <text:p>0.3961846876</text:p>
          </table:table-cell>
          <table:table-cell/>
        </table:table-row>
        <table:table-row table:style-name="ro4">
          <table:table-cell/>
          <table:table-cell office:value-type="string">
            <text:p>standard life</text:p>
          </table:table-cell>
          <table:table-cell/>
          <table:table-cell office:value-type="string">
            <text:p>standard chartered</text:p>
          </table:table-cell>
          <table:table-cell office:value-type="string">
            <text:p>| Severn Trent <text:s text:c="18"/>|</text:p>
          </table:table-cell>
          <table:table-cell office:value-type="string">
            <text:p>severn trent</text:p>
          </table:table-cell>
          <table:table-cell office:value-type="float" office:value="0.657775001749416">
            <text:p>0.6577750017</text:p>
          </table:table-cell>
          <table:table-cell/>
        </table:table-row>
        <table:table-row table:style-name="ro4">
          <table:table-cell/>
          <table:table-cell office:value-type="string">
            <text:p>sports direct intl</text:p>
          </table:table-cell>
          <table:table-cell/>
          <table:table-cell office:value-type="string">
            <text:p>standard life</text:p>
          </table:table-cell>
          <table:table-cell office:value-type="string">
            <text:p>| Shire Plc <text:s text:c="21"/>|</text:p>
          </table:table-cell>
          <table:table-cell office:value-type="string">
            <text:p>shire plc</text:p>
          </table:table-cell>
          <table:table-cell office:value-type="float" office:value="1.02709529844099">
            <text:p>1.0270952984</text:p>
          </table:table-cell>
          <table:table-cell/>
        </table:table-row>
        <table:table-row table:style-name="ro4">
          <table:table-cell/>
          <table:table-cell table:style-name="ce1" office:value-type="string">
            <text:p>Tate &amp; lyle</text:p>
          </table:table-cell>
          <table:table-cell/>
          <table:table-cell office:value-type="string">
            <text:p>sports direct intl</text:p>
          </table:table-cell>
          <table:table-cell office:value-type="string">
            <text:p>| Smith &amp;amp; Nephew <text:s text:c="12"/>|</text:p>
          </table:table-cell>
          <table:table-cell office:value-type="string">
            <text:p>Smith &amp; nephew</text:p>
          </table:table-cell>
          <table:table-cell office:value-type="float" office:value="0.805503483341993">
            <text:p>0.8055034833</text:p>
          </table:table-cell>
          <table:table-cell/>
        </table:table-row>
        <table:table-row table:style-name="ro4">
          <table:table-cell/>
          <table:table-cell office:value-type="string">
            <text:p>tesco</text:p>
          </table:table-cell>
          <table:table-cell/>
          <table:table-cell table:style-name="ce2" office:value-type="string">
            <text:p>st james place plc</text:p>
          </table:table-cell>
          <table:table-cell office:value-type="string">
            <text:p>| Smiths Group Plc <text:s text:c="14"/>|</text:p>
          </table:table-cell>
          <table:table-cell office:value-type="string">
            <text:p>smiths group</text:p>
          </table:table-cell>
          <table:table-cell office:value-type="float" office:value="0.98570294938547">
            <text:p>0.9857029494</text:p>
          </table:table-cell>
          <table:table-cell/>
        </table:table-row>
        <table:table-row table:style-name="ro4">
          <table:table-cell/>
          <table:table-cell office:value-type="string">
            <text:p>tui travel</text:p>
          </table:table-cell>
          <table:table-cell/>
          <table:table-cell office:value-type="string">
            <text:p>tesco</text:p>
          </table:table-cell>
          <table:table-cell office:value-type="string">
            <text:p>| Sports Direct International Pl |</text:p>
          </table:table-cell>
          <table:table-cell office:value-type="string">
            <text:p>sports direct intl</text:p>
          </table:table-cell>
          <table:table-cell office:value-type="float" office:value="0.982951788191385">
            <text:p>0.9829517882</text:p>
          </table:table-cell>
          <table:table-cell/>
        </table:table-row>
        <table:table-row table:style-name="ro4">
          <table:table-cell/>
          <table:table-cell office:value-type="string">
            <text:p>tullow oil</text:p>
          </table:table-cell>
          <table:table-cell/>
          <table:table-cell office:value-type="string">
            <text:p>tui travel</text:p>
          </table:table-cell>
          <table:table-cell office:value-type="string">
            <text:p>| SSE <text:s text:c="27"/>|</text:p>
          </table:table-cell>
          <table:table-cell office:value-type="string">
            <text:p>sse</text:p>
          </table:table-cell>
          <table:table-cell office:value-type="float" office:value="0.509101458336678">
            <text:p>0.5091014583</text:p>
          </table:table-cell>
          <table:table-cell/>
        </table:table-row>
        <table:table-row table:style-name="ro4">
          <table:table-cell/>
          <table:table-cell office:value-type="string">
            <text:p>travis perkins</text:p>
          </table:table-cell>
          <table:table-cell/>
          <table:table-cell office:value-type="string">
            <text:p>tullow oil</text:p>
          </table:table-cell>
          <table:table-cell office:value-type="string">
            <text:p>| Standard Chartered <text:s text:c="12"/>|</text:p>
          </table:table-cell>
          <table:table-cell office:value-type="string">
            <text:p>standard chartered</text:p>
          </table:table-cell>
          <table:table-cell office:value-type="float" office:value="1.27817900575026">
            <text:p>1.2781790058</text:p>
          </table:table-cell>
          <table:table-cell/>
        </table:table-row>
        <table:table-row table:style-name="ro4">
          <table:table-cell/>
          <table:table-cell office:value-type="string">
            <text:p>unilever </text:p>
          </table:table-cell>
          <table:table-cell/>
          <table:table-cell office:value-type="string">
            <text:p>travis perkins</text:p>
          </table:table-cell>
          <table:table-cell office:value-type="string">
            <text:p>| Standard Life Plc <text:s text:c="13"/>|</text:p>
          </table:table-cell>
          <table:table-cell office:value-type="string">
            <text:p>standard life</text:p>
          </table:table-cell>
          <table:table-cell office:value-type="float" office:value="1.36424168635397">
            <text:p>1.3642416864</text:p>
          </table:table-cell>
          <table:table-cell/>
        </table:table-row>
        <table:table-row table:style-name="ro4">
          <table:table-cell/>
          <table:table-cell office:value-type="string">
            <text:p>united utilities group</text:p>
          </table:table-cell>
          <table:table-cell/>
          <table:table-cell office:value-type="string">
            <text:p>unilever </text:p>
          </table:table-cell>
          <table:table-cell office:value-type="string">
            <text:p>| Tate &amp;amp; Lyle <text:s text:c="15"/>|</text:p>
          </table:table-cell>
          <table:table-cell table:style-name="ce1" office:value-type="string">
            <text:p>Tate &amp; lyle</text:p>
          </table:table-cell>
          <table:table-cell office:value-type="float" office:value="0.808273429152072">
            <text:p>0.8082734292</text:p>
          </table:table-cell>
          <table:table-cell/>
        </table:table-row>
        <table:table-row table:style-name="ro4">
          <table:table-cell/>
          <table:table-cell table:style-name="ce1" office:value-type="string">
            <text:p>vedanta resources</text:p>
          </table:table-cell>
          <table:table-cell/>
          <table:table-cell office:value-type="string">
            <text:p>united utilities group</text:p>
          </table:table-cell>
          <table:table-cell office:value-type="string">
            <text:p>| Tesco <text:s text:c="25"/>|</text:p>
          </table:table-cell>
          <table:table-cell office:value-type="string">
            <text:p>tesco</text:p>
          </table:table-cell>
          <table:table-cell office:value-type="float" office:value="0.788001569066134">
            <text:p>0.7880015691</text:p>
          </table:table-cell>
          <table:table-cell/>
        </table:table-row>
        <table:table-row table:style-name="ro4">
          <table:table-cell/>
          <table:table-cell office:value-type="string">
            <text:p>vodafone</text:p>
          </table:table-cell>
          <table:table-cell/>
          <table:table-cell office:value-type="string">
            <text:p>vodafone</text:p>
          </table:table-cell>
          <table:table-cell office:value-type="string">
            <text:p>| Travis Perkins Plc <text:s text:c="12"/>|</text:p>
          </table:table-cell>
          <table:table-cell office:value-type="string">
            <text:p>travis perkins</text:p>
          </table:table-cell>
          <table:table-cell office:value-type="float" office:value="1.26303233551162">
            <text:p>1.2630323355</text:p>
          </table:table-cell>
          <table:table-cell/>
        </table:table-row>
        <table:table-row table:style-name="ro4">
          <table:table-cell/>
          <table:table-cell office:value-type="string">
            <text:p>weir group</text:p>
          </table:table-cell>
          <table:table-cell/>
          <table:table-cell office:value-type="string">
            <text:p>weir group</text:p>
          </table:table-cell>
          <table:table-cell office:value-type="string">
            <text:p>| TUI Travel Plc <text:s text:c="16"/>|</text:p>
          </table:table-cell>
          <table:table-cell office:value-type="string">
            <text:p>tui travel</text:p>
          </table:table-cell>
          <table:table-cell office:value-type="float" office:value="1.13527052646421">
            <text:p>1.1352705265</text:p>
          </table:table-cell>
          <table:table-cell/>
        </table:table-row>
        <table:table-row table:style-name="ro4">
          <table:table-cell/>
          <table:table-cell office:value-type="string">
            <text:p>whitebread a</text:p>
          </table:table-cell>
          <table:table-cell/>
          <table:table-cell office:value-type="string">
            <text:p>whitebread a</text:p>
          </table:table-cell>
          <table:table-cell office:value-type="string">
            <text:p>| Tullow Oil Plc <text:s text:c="16"/>|</text:p>
          </table:table-cell>
          <table:table-cell office:value-type="string">
            <text:p>tullow oil</text:p>
          </table:table-cell>
          <table:table-cell office:value-type="float" office:value="0.946265535713133">
            <text:p>0.9462655357</text:p>
          </table:table-cell>
          <table:table-cell/>
        </table:table-row>
        <table:table-row table:style-name="ro4">
          <table:table-cell/>
          <table:table-cell office:value-type="string">
            <text:p>wolseley</text:p>
          </table:table-cell>
          <table:table-cell/>
          <table:table-cell office:value-type="string">
            <text:p>wolseley</text:p>
          </table:table-cell>
          <table:table-cell office:value-type="string">
            <text:p>| Unilever <text:s text:c="22"/>|</text:p>
          </table:table-cell>
          <table:table-cell office:value-type="string">
            <text:p>unilever </text:p>
          </table:table-cell>
          <table:table-cell office:value-type="float" office:value="0.972782587853107">
            <text:p>0.9727825879</text:p>
          </table:table-cell>
          <table:table-cell/>
        </table:table-row>
        <table:table-row table:style-name="ro4">
          <table:table-cell/>
          <table:table-cell office:value-type="string">
            <text:p>wpp plc</text:p>
          </table:table-cell>
          <table:table-cell/>
          <table:table-cell office:value-type="string">
            <text:p>wpp plc</text:p>
          </table:table-cell>
          <table:table-cell office:value-type="string">
            <text:p>| United Utilities Group <text:s text:c="8"/>|</text:p>
          </table:table-cell>
          <table:table-cell office:value-type="string">
            <text:p>united utilities group</text:p>
          </table:table-cell>
          <table:table-cell office:value-type="float" office:value="0.619676305315716">
            <text:p>0.6196763053</text:p>
          </table:table-cell>
          <table:table-cell/>
        </table:table-row>
        <table:table-row table:style-name="ro4">
          <table:table-cell/>
          <table:table-cell office:value-type="string">
            <text:p>william hill</text:p>
          </table:table-cell>
          <table:table-cell/>
          <table:table-cell office:value-type="string">
            <text:p>william hill</text:p>
          </table:table-cell>
          <table:table-cell office:value-type="string">
            <text:p>| Vedanta Resources Plc <text:s text:c="9"/>|</text:p>
          </table:table-cell>
          <table:table-cell table:style-name="ce1" office:value-type="string">
            <text:p>vedanta resources</text:p>
          </table:table-cell>
          <table:table-cell office:value-type="float" office:value="1.48923222291861">
            <text:p>1.4892322229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| Vodafone Group Plc <text:s text:c="12"/>|</text:p>
          </table:table-cell>
          <table:table-cell office:value-type="string">
            <text:p>vodafone</text:p>
          </table:table-cell>
          <table:table-cell office:value-type="float" office:value="0.926117142076818">
            <text:p>0.9261171421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| Weir Group <text:s text:c="20"/>|</text:p>
          </table:table-cell>
          <table:table-cell office:value-type="string">
            <text:p>weir group</text:p>
          </table:table-cell>
          <table:table-cell office:value-type="float" office:value="1.05838797066937">
            <text:p>1.0583879707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| Whitbread 'A' <text:s text:c="17"/>|</text:p>
          </table:table-cell>
          <table:table-cell office:value-type="string">
            <text:p>whitebread a</text:p>
          </table:table-cell>
          <table:table-cell office:value-type="float" office:value="1.09019949390654">
            <text:p>1.0901994939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| William Hill <text:s text:c="18"/>|</text:p>
          </table:table-cell>
          <table:table-cell office:value-type="string">
            <text:p>william hill</text:p>
          </table:table-cell>
          <table:table-cell office:value-type="float" office:value="1.03939574078952">
            <text:p>1.0393957408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| Wolseley <text:s text:c="22"/>|</text:p>
          </table:table-cell>
          <table:table-cell office:value-type="string">
            <text:p>wolseley</text:p>
          </table:table-cell>
          <table:table-cell office:value-type="float" office:value="1.21987701932638">
            <text:p>1.2198770193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| Wood Group (John) <text:s text:c="13"/>|</text:p>
          </table:table-cell>
          <table:table-cell/>
          <table:table-cell office:value-type="float" office:value="1.0737378523407">
            <text:p>1.0737378523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| WPP Plc <text:s text:c="9"/></text:p>
          </table:table-cell>
          <table:table-cell office:value-type="string">
            <text:p>wpp plc</text:p>
          </table:table-cell>
          <table:table-cell office:value-type="float" office:value="1.24245103109552">
            <text:p>1.2424510311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 number:country="GB"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7P2" style:volatile="true" number:language="en" number:country="GB">
      <number:text> £-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5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5" number:language="en" number:country="GB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n" number:country="GB">
      <number:minutes number:style="long"/>
      <number:text>:</number:text>
      <number:seconds number:style="long"/>
    </number:time-style>
    <number:time-style style:name="N5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n" number:country="GB">
      <number:minutes number:style="long"/>
      <number:text>:</number:text>
      <number:seconds number:style="long" number:decimal-places="1"/>
    </number:time-style>
    <number:number-style style:name="N5139" number:language="en" number:country="GB">
      <number:scientific-number number:decimal-places="1" number:min-integer-digits="3" number:min-exponent-digits="1"/>
    </number:number-style>
    <number:number-style style:name="N5140" number:language="en" number:country="GB">
      <number:number number:decimal-places="9" number:min-integer-digits="1"/>
    </number:number-style>
    <number:number-style style:name="N5141" number:language="en" number:country="GB">
      <number:number number:decimal-places="1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in Pastore</meta:initial-creator>
    <meta:creation-date>2014-06-17T11:51:25</meta:creation-date>
    <dc:date>2014-07-07T16:09:08</dc:date>
    <dc:creator>Alvin Pastore</dc:creator>
    <meta:editing-duration>PT23H11M21S</meta:editing-duration>
    <meta:editing-cycles>3</meta:editing-cycles>
    <meta:generator>LibreOffice/3.5$Linux_X86_64 LibreOffice_project/350m1$Build-2</meta:generator>
    <meta:document-statistic meta:table-count="3" meta:cell-count="521" meta:object-count="0"/>
  </office:meta>
</office:document-meta>
</file>